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38970b" officeooo:paragraph-rsid="0038970b"/>
    </style:style>
    <style:style style:name="P2" style:family="paragraph" style:parent-style-name="Text_20_body">
      <style:paragraph-properties fo:break-before="page"/>
      <style:text-properties officeooo:paragraph-rsid="006b4023"/>
    </style:style>
    <style:style style:name="P3" style:family="paragraph" style:parent-style-name="Text_20_body">
      <style:text-properties officeooo:rsid="0036d62d" officeooo:paragraph-rsid="0036d62d"/>
    </style:style>
    <style:style style:name="P4" style:family="paragraph" style:parent-style-name="Text_20_body">
      <style:text-properties officeooo:rsid="0036d62d" officeooo:paragraph-rsid="0038970b"/>
    </style:style>
    <style:style style:name="P5" style:family="paragraph" style:parent-style-name="Text_20_body">
      <style:text-properties officeooo:paragraph-rsid="0038970b"/>
    </style:style>
    <style:style style:name="P6" style:family="paragraph" style:parent-style-name="Text_20_body">
      <style:text-properties officeooo:rsid="00518f12" officeooo:paragraph-rsid="00518f12"/>
    </style:style>
    <style:style style:name="P7" style:family="paragraph" style:parent-style-name="Text_20_body">
      <style:text-properties officeooo:rsid="00518f12" officeooo:paragraph-rsid="0059e56f"/>
    </style:style>
    <style:style style:name="P8" style:family="paragraph" style:parent-style-name="Text_20_body">
      <style:paragraph-properties fo:text-align="start" style:justify-single-word="false"/>
      <style:text-properties officeooo:rsid="00518f12" officeooo:paragraph-rsid="0079f205"/>
    </style:style>
    <style:style style:name="P9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0" style:family="paragraph" style:parent-style-name="Text_20_body">
      <style:text-properties officeooo:rsid="00518f12" officeooo:paragraph-rsid="007ba53c"/>
    </style:style>
    <style:style style:name="P11" style:family="paragraph" style:parent-style-name="Text_20_body">
      <style:text-properties officeooo:paragraph-rsid="00568664"/>
    </style:style>
    <style:style style:name="P12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3" style:family="paragraph" style:parent-style-name="Text_20_body">
      <style:text-properties officeooo:rsid="003af2fe" officeooo:paragraph-rsid="0059173f"/>
    </style:style>
    <style:style style:name="P14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5" style:family="paragraph" style:parent-style-name="Text_20_body">
      <style:text-properties officeooo:rsid="007f7019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17" style:family="paragraph" style:parent-style-name="Text_20_body">
      <style:text-properties officeooo:rsid="007f7019" officeooo:paragraph-rsid="00717ac9"/>
    </style:style>
    <style:style style:name="P18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21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22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25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26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28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30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32" style:family="paragraph" style:parent-style-name="Text_20_body">
      <style:text-properties officeooo:paragraph-rsid="0059173f"/>
    </style:style>
    <style:style style:name="P33" style:family="paragraph" style:parent-style-name="Text_20_body">
      <style:text-properties officeooo:rsid="00914ff6" officeooo:paragraph-rsid="0059173f"/>
    </style:style>
    <style:style style:name="P34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35" style:family="paragraph" style:parent-style-name="Text_20_body">
      <style:text-properties officeooo:rsid="00679aa0" officeooo:paragraph-rsid="00717ac9"/>
    </style:style>
    <style:style style:name="P36" style:family="paragraph" style:parent-style-name="Text_20_body">
      <style:text-properties officeooo:paragraph-rsid="006b4023"/>
    </style:style>
    <style:style style:name="P37" style:family="paragraph" style:parent-style-name="Text_20_body">
      <style:text-properties officeooo:paragraph-rsid="006ee8aa"/>
    </style:style>
    <style:style style:name="P38" style:family="paragraph" style:parent-style-name="Text_20_body">
      <style:text-properties officeooo:paragraph-rsid="00717ac9"/>
    </style:style>
    <style:style style:name="P39" style:family="paragraph" style:parent-style-name="Text_20_body">
      <style:text-properties officeooo:paragraph-rsid="0078d49a"/>
    </style:style>
    <style:style style:name="P40" style:family="paragraph" style:parent-style-name="Text_20_body">
      <style:text-properties officeooo:paragraph-rsid="0078f9ab"/>
    </style:style>
    <style:style style:name="P41" style:family="paragraph" style:parent-style-name="Text_20_body">
      <style:text-properties officeooo:rsid="007ba53c" officeooo:paragraph-rsid="007ba53c"/>
    </style:style>
    <style:style style:name="P42" style:family="paragraph" style:parent-style-name="Text_20_body">
      <style:text-properties officeooo:paragraph-rsid="007bfbf6"/>
    </style:style>
    <style:style style:name="P43" style:family="paragraph" style:parent-style-name="Text_20_body">
      <style:text-properties officeooo:paragraph-rsid="007d9732"/>
    </style:style>
    <style:style style:name="P44" style:family="paragraph" style:parent-style-name="Text_20_body">
      <style:text-properties officeooo:rsid="00518f12" officeooo:paragraph-rsid="007ba53c"/>
    </style:style>
    <style:style style:name="P45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8970b"/>
    </style:style>
    <style:style style:name="T3" style:family="text">
      <style:text-properties officeooo:rsid="004a86f8"/>
    </style:style>
    <style:style style:name="T4" style:family="text">
      <style:text-properties officeooo:rsid="00518f12"/>
    </style:style>
    <style:style style:name="T5" style:family="text">
      <style:text-properties officeooo:rsid="00568664"/>
    </style:style>
    <style:style style:name="T6" style:family="text">
      <style:text-properties officeooo:rsid="0059da7d"/>
    </style:style>
    <style:style style:name="T7" style:family="text">
      <style:text-properties officeooo:rsid="008e0bb8"/>
    </style:style>
    <style:style style:name="T8" style:family="text">
      <style:text-properties officeooo:rsid="005f371a"/>
    </style:style>
    <style:style style:name="T9" style:family="text">
      <style:text-properties officeooo:rsid="0066816f"/>
    </style:style>
    <style:style style:name="T10" style:family="text">
      <style:text-properties officeooo:rsid="0093ac86"/>
    </style:style>
    <style:style style:name="T11" style:family="text">
      <style:text-properties officeooo:rsid="008b03c6"/>
    </style:style>
    <style:style style:name="T12" style:family="text">
      <style:text-properties officeooo:rsid="005dc898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590"/>
    </style:style>
    <style:style style:name="T21" style:family="text">
      <style:text-properties officeooo:rsid="00660871"/>
    </style:style>
    <style:style style:name="T22" style:family="text">
      <style:text-properties officeooo:rsid="00679aa0"/>
    </style:style>
    <style:style style:name="T23" style:family="text">
      <style:text-properties officeooo:rsid="007f7019"/>
    </style:style>
    <style:style style:name="T24" style:family="text">
      <style:text-properties officeooo:rsid="0068cc68"/>
    </style:style>
    <style:style style:name="T25" style:family="text">
      <style:text-properties officeooo:rsid="006a5e6a"/>
    </style:style>
    <style:style style:name="T26" style:family="text">
      <style:text-properties officeooo:rsid="0078d49a"/>
    </style:style>
    <style:style style:name="T27" style:family="text">
      <style:text-properties officeooo:rsid="0078f9ab"/>
    </style:style>
    <style:style style:name="T28" style:family="text">
      <style:text-properties officeooo:rsid="007ba53c"/>
    </style:style>
    <style:style style:name="T29" style:family="text">
      <style:text-properties officeooo:rsid="007bf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Daily report of syndromic surveillance at points of care for refuges/migrants</text:h>
      <text:h text:style-name="Heading_20_2" text:outline-level="2">Date: <text:span text:style-name="T3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1">Table 1: </text:span>Data reported from all camps per syndrome, \Sexpr{format(tgtdate-1, "%d-%m-%Y")}</text:p>
      <text:p text:style-name="Text_20_body">&lt;&lt;Table1, echo=FALSE, results=xml&gt;&gt;=</text:p>
      <text:p text:style-name="P41">tb1 &lt;- makeTable1(lang)</text:p>
      <text:p text:style-name="P9">tb<text:span text:style-name="T28">1</text:span>Styles &lt;- tableStyles(<text:span text:style-name="T28">tb1</text:span>, useRowNames=FALSE, header=colnames(<text:span text:style-name="T28">tb1</text:span>))</text:p>
      <text:p text:style-name="P10">tb<text:span text:style-name="T28">1</text:span>Styles$header[tb<text:span text:style-name="T28">1</text:span>Styles$header=="MyCenteredNormal"] &lt;- "MyCenteredSmall"</text:p>
      <text:p text:style-name="P10">tb1Styles$text[tb1Styles$text=="MyCenteredNormal"] &lt;- "MyCenteredSmall"</text:p>
      <text:p text:style-name="P43">odfTable(<text:span text:style-name="T29">tb1</text:span>, useRowNames=FALSE, styles=t<text:span text:style-name="T4">b1S</text:span>tyles)</text:p>
      <text:p text:style-name="P36">@</text:p>
      <text:p text:style-name="P2">&lt;&lt;diag<text:span text:style-name="T25">s1</text:span>, echo = FALSE, results = xml&gt;&gt;=</text:p>
      <text:p text:style-name="P21">odfPageBreak()</text:p>
      <text:p text:style-name="P35">for (j in 1:13) {</text:p>
      <text:p text:style-name="P17">styles &lt;- getStyles()</text:p>
      <text:p text:style-name="P17">styles$paragraph &lt;- "My<text:span text:style-name="T24">Header</text:span>"</text:p>
      <text:p text:style-name="P17">setStyles(styles)</text:p>
      <text:p text:style-name="P27">cat(odfCat(sprintf(<text:span text:style-name="T23">"%s. %s"</text:span>, <text:span text:style-name="T22">j</text:span>, syndroDesc[<text:span text:style-name="T22">j</text:span>, lang])))</text:p>
      <text:p text:style-name="P17">styles &lt;- getStyles()</text:p>
      <text:p text:style-name="P17">styles$paragraph &lt;- "MyNormal"</text:p>
      <text:p text:style-name="P17">setStyles(styles)</text:p>
      <text:p text:style-name="P27">cat(odfCat(sprintf(alDayLabels[1, lang], <text:span text:style-name="T22">j</text:span>, syndroDesc[<text:span text:style-name="T22">j</text:span>, lang])))</text:p>
      <text:p text:style-name="P25"><text:span text:style-name="T21">cairo_ps</text:span>(<text:span text:style-name="T22">sprintf("fits%s.ps", j)</text:span>, width=<text:span text:style-name="T21">9.5</text:span>, height=<text:span text:style-name="T21">5.5</text:span>, <text:span text:style-name="T21">pointsize=12</text:span>)</text:p>
      <text:p text:style-name="P45">plotOne(fits[[<text:span text:style-name="T22">j</text:span>]], <text:span text:style-name="T20">lang=lang, stoptgt=TRUE</text:span>)</text:p>
      <text:p text:style-name="P25">dev.off()</text:p>
      <text:p text:style-name="P25"><text:span text:style-name="T13">cat(</text:span>odfInsertPlot(<text:span text:style-name="T22">sprintf("fits%s.ps", j)</text:span>, height=3.8, width=3.8*3800/2200, <text:span text:style-name="T14">externalFile=TRUE))</text:span></text:p>
      <text:p text:style-name="P29">file.remove(<text:span text:style-name="T22">sprintf("fits%s.ps", j)</text:span>)</text:p>
      <text:p text:style-name="P20"><text:span text:style-name="T10">if (j %% 2 == 0) cat(as.character(</text:span>odfPageBreak()<text:span text:style-name="T11">))</text:span></text:p>
      <text:p text:style-name="P34">}</text:p>
      <text:p text:style-name="P17">styles &lt;- getStyles()</text:p>
      <text:p text:style-name="P17">styles$paragraph &lt;- "My<text:span text:style-name="T25">CenteredNormal</text:span>"</text:p>
      <text:p text:style-name="P16">setStyles(styles)</text:p>
      <text:p text:style-name="P38">@</text:p>
      <text:h text:style-name="P47" text:outline-level="2">Report of alerts identified</text:h>
      <text:p text:style-name="P3"><text:span text:style-name="T1">Table 2: </text:span>Alert<text:span text:style-name="T2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40"><text:tab/>odfTable(<text:span text:style-name="T27">formatTableA(table2a)</text:span>, useRowNames=FALSE)</text:p>
      <text:p text:style-name="Text_20_body">} else {</text:p>
      <text:p text:style-name="Text_20_body"><text:tab/>odfCat(<text:span text:style-name="T5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8">tb2bStyles &lt;- tableStyles(<text:span text:style-name="T27">formatTableB(table2b)</text:span>, useRowNames=FALSE, header=colnames(<text:span text:style-name="T27">formatTableB(table2b)</text:span>))</text:p>
      <text:p text:style-name="P7">tb2bStyles$header[tb2bStyles$header=="MyCenteredNormal"] &lt;- "MyCenteredSmall"</text:p>
      <text:p text:style-name="P7">tb2bStyles$text[tb2bStyles$text=="MyCenteredNormal"] &lt;- "MyCenteredSmall"</text:p>
      <text:p text:style-name="P42">odfTable(<text:span text:style-name="T27">formatTableB(table2b)</text:span>, useRowNames=FALSE, styles=t<text:span text:style-name="T4">b2bS</text:span>tyles)</text:p>
      <text:p text:style-name="Text_20_body">} else {</text:p>
      <text:p text:style-name="P11"><text:tab/>odfCat(<text:span text:style-name="T5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2"/>
      <text:p text:style-name="P1"><text:span text:style-name="T1">Table 3: </text:span>Daily alerts for the past 7 reporting days for all camps and for each camp.</text:p>
      <text:p text:style-name="P5"/>
      <text:p text:style-name="Text_20_body">&lt;&lt;Table3a, echo=FALSE, results=xml&gt;&gt;=</text:p>
      <text:p text:style-name="Text_20_body">if (nrow(table3a)&gt;0) {</text:p>
      <text:p text:style-name="P39">odfTable(<text:span text:style-name="T26">formatTableA(table3a)</text:span>, useRowNames=FALSE)</text:p>
      <text:p text:style-name="Text_20_body">} else {</text:p>
      <text:p text:style-name="P11"><text:tab/>odfCat(<text:span text:style-name="T5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8">tb3bStyles &lt;- tableStyles(<text:span text:style-name="T19">formatTableB(table3b)</text:span>, useRowNames=FALSE, header=colnames(<text:span text:style-name="T19">formatTableB(table3b)</text:span>))</text:p>
      <text:p text:style-name="P6">tb3bStyles$header[tb3bStyles$header=="MyCenteredNormal"] &lt;- "MyCenteredSmall"</text:p>
      <text:p text:style-name="P6">tb3bStyles$text[tb3bStyles$text=="MyCenteredNormal"] &lt;- "MyCenteredSmall"</text:p>
      <text:p text:style-name="P39">odfTable<text:span text:style-name="T19">(formatTableB(table3b)</text:span>, useRowNames=FALSE, styles=t<text:span text:style-name="T4">b3bS</text:span>tyles)</text:p>
      <text:p text:style-name="Text_20_body">} else {</text:p>
      <text:p text:style-name="P11"><text:tab/>odfCat(<text:span text:style-name="T5">noAlertMsg[4, lang]</text:span>)</text:p>
      <text:p text:style-name="Text_20_body">}</text:p>
      <text:p text:style-name="Text_20_body">@</text:p>
      <text:p text:style-name="Text_20_body"/>
      <text:p text:style-name="P4"/>
      <text:h text:style-name="P47" text:outline-level="2">Alerts of the day: graphs</text:h>
      <text:p text:style-name="P32">&lt;&lt;<text:span text:style-name="T6">dayalerts</text:span>, echo = FALSE, results = xml&gt;&gt;=</text:p>
      <text:p text:style-name="P14">if (nrow(table2a)+nrow(table2b)==0) {</text:p>
      <text:p text:style-name="P37"><text:span text:style-name="T7">cat(</text:span>odfCat(<text:span text:style-name="T5">noAlertMsg[5, lang]</text:span>)<text:span text:style-name="T7">)</text:span></text:p>
      <text:p text:style-name="P14">} else {</text:p>
      <text:p text:style-name="P15"/>
      <text:p text:style-name="P15">styles &lt;- getStyles()</text:p>
      <text:p text:style-name="P15">styles$paragraph &lt;- "MyNormal"</text:p>
      <text:p text:style-name="P15">setStyles(styles)</text:p>
      <text:p text:style-name="P18">cnt &lt;- <text:span text:style-name="T8">13</text:span></text:p>
      <text:p text:style-name="P14"/>
      <text:p text:style-name="P14">if (nrow(table2a)&gt;0) { for (i in 1:nrow(table2a)<text:span text:style-name="T9">)</text:span> {</text:p>
      <text:p text:style-name="P19"><text:span text:style-name="T10">if (cnt&gt;13) cat(as.character(</text:span>odfPageBreak()<text:span text:style-name="T11">))</text:span></text:p>
      <text:p text:style-name="P22">cnt &lt;- cnt + 1</text:p>
      <text:p text:style-name="P14"><text:span text:style-name="T12">syndro &lt;- </text:span>table2a[i,<text:span text:style-name="T12">"</text:span>syndro<text:span text:style-name="T12">"</text:span>]</text:p>
      <text:p text:style-name="P14"><text:span text:style-name="T12">fname &lt;- </text:span>sprintf(<text:span text:style-name="T12">"</text:span>fitAl-%s<text:span text:style-name="T12">.ps", syndro</text:span>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45">plotOne(fits[[<text:span text:style-name="T12">syndro]</text:span>], <text:span text:style-name="T20">lang=lang, stoptgt=TRUE</text:span>)</text:p>
      <text:p text:style-name="P23">dev.off()</text:p>
      <text:p text:style-name="P26">cat(odfCat(sprintf(alDayLabels[1, lang], cnt, syndroDesc[i, lang]))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8">file.remove(fname)</text:p>
      <text:p text:style-name="P30">if (syndro&lt;=5) {</text:p>
      <text:p text:style-name="P14"><text:span text:style-name="T12">fname &lt;- </text:span>sprintf(<text:span text:style-name="T12">"ages</text:span>Al-%s<text:span text:style-name="T12">.ps", syndro</text:span>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24">plot<text:span text:style-name="T15">Ages</text:span>(<text:span text:style-name="T12">syndro, lang=lang</text:span>)</text:p>
      <text:p text:style-name="P23">dev.off(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8">file.remove(fname)</text:p>
      <text:p text:style-name="P30">}<text:span text:style-name="T16">}}</text:span></text:p>
      <text:p text:style-name="P14"/>
      <text:p text:style-name="P14"><text:soft-page-break/>if (nrow(table2b)&gt;0) { for (i in 1:nrow(table2b)<text:span text:style-name="T9">)</text:span> {</text:p>
      <text:p text:style-name="P19"><text:span text:style-name="T10">if (cnt&gt;13) cat(as.character(</text:span>odfPageBreak()<text:span text:style-name="T11">))</text:span></text:p>
      <text:p text:style-name="P22">cnt &lt;- cnt + 1</text:p>
      <text:p text:style-name="P14"><text:span text:style-name="T12">syndro &lt;- </text:span>table2b[i,<text:span text:style-name="T12">"</text:span>syndro<text:span text:style-name="T12">"</text:span>]; <text:span text:style-name="T12">camp &lt;- table2b[i,"camp"]</text:span></text:p>
      <text:p text:style-name="P14"><text:span text:style-name="T12">fname &lt;- </text:span>sprintf(<text:span text:style-name="T12">"</text:span>fit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45">plotOne(fits<text:span text:style-name="T17">D[[camp]]</text:span>[[<text:span text:style-name="T12">syndro</text:span>]], <text:span text:style-name="T20">lang=lang, stoptgt=TRUE</text:span>)</text:p>
      <text:p text:style-name="P23">dev.off()</text:p>
      <text:p text:style-name="P31">cat(odfCat(sprintf(alDayLabels[2, lang], cnt, syndroDesc[i, lang], camp, camps[match(camp, camps$codecamp), lang])))</text:p>
      <text:p text:style-name="P23"><text:span text:style-name="T18">cat(</text:span>odfInsertPlot(<text:span text:style-name="T12">fname</text:span>, height=3.8, width=3.8*3800/2200, <text:span text:style-name="T14">externalFile=TRUE))</text:span></text:p>
      <text:p text:style-name="P28">file.remove(fname)</text:p>
      <text:p text:style-name="P30">if (syndro&lt;=5) {</text:p>
      <text:p text:style-name="P14"><text:span text:style-name="T12">fname &lt;- </text:span>sprintf(<text:span text:style-name="T12">"ages</text:span>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</text:span>=<text:span text:style-name="T21">12</text:span>)</text:p>
      <text:p text:style-name="P24">plot<text:span text:style-name="T15">Ages</text:span>(<text:span text:style-name="T12">syndro, camp, lang=lang</text:span>)</text:p>
      <text:p text:style-name="P23">dev.off(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8">file.remove(fname)</text:p>
      <text:p text:style-name="P30">}<text:span text:style-name="T16">}}</text:span></text:p>
      <text:p text:style-name="P32"/>
      <text:p text:style-name="P33">}</text:p>
      <text:p text:style-name="P32">@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6-30T21:17:59.746195442</dc:date>
    <dc:creator>Theodore Lytras</dc:creator>
    <meta:editing-duration>PT4H26M58S</meta:editing-duration>
    <meta:editing-cycles>98</meta:editing-cycles>
    <meta:generator>LibreOffice/5.1.4.2$Linux_X86_64 LibreOffice_project/10m0$Build-2</meta:generator>
    <meta:document-statistic meta:table-count="0" meta:image-count="0" meta:object-count="0" meta:page-count="6" meta:paragraph-count="120" meta:word-count="478" meta:character-count="4903" meta:non-whitespace-character-count="4538"/>
  </office:meta>
</office:document-meta>
</file>